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-color="#77bc65" draw:textarea-horizontal-align="justify" draw:textarea-vertical-align="middle" draw:auto-grow-height="false" fo:min-height="0.766cm" fo:min-width="3.81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width="0.053cm" svg:stroke-color="#bf0041" draw:marker-start-width="0.279cm" draw:marker-end-width="0.279cm" draw:fill="none" draw:textarea-horizontal-align="justify" draw:textarea-vertical-align="middle" draw:auto-grow-height="false" fo:min-height="4.778cm" fo:min-width="3.258cm" fo:padding-top="0.151cm" fo:padding-bottom="0.151cm" fo:padding-left="0.276cm" fo:padding-right="0.276cm"/>
    </style:style>
    <style:style style:name="gr4" style:family="graphic" style:parent-style-name="standard">
      <style:graphic-properties svg:stroke-color="#acb20c" draw:fill-color="#ffff6d" draw:textarea-horizontal-align="justify" draw:textarea-vertical-align="middle" draw:auto-grow-height="false" fo:min-height="0.766cm" fo:min-width="15.248cm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  <style:text-properties style:font-name="Carlito"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6d"/>
      <style:paragraph-properties fo:text-align="center"/>
      <style:text-properties style:font-name="Carlito" fo:font-size="15pt"/>
    </style:style>
    <style:style style:name="T1" style:family="text">
      <style:text-properties style:font-name="Carlito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318cm" svg:height="1.016cm" draw:transform="rotate (1.5707963267949) translate (2.9cm 6.588cm)">
            <text:p text:style-name="P1"><text:span text:style-name="T1">FC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318cm" svg:height="1.016cm" draw:transform="rotate (1.5707963267949) translate (4.805cm 6.588cm)">
            <text:p text:style-name="P1"><text:span text:style-name="T1">FC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916cm" svg:y1="2.578cm" svg:x2="4.805cm" svg:y2="2.578cm">
            <text:p/>
          </draw:line>
          <draw:line draw:style-name="gr2" draw:text-style-name="P3" draw:layer="layout" svg:x1="3.916cm" svg:y1="3.213cm" svg:x2="4.805cm" svg:y2="3.213cm">
            <text:p/>
          </draw:line>
          <draw:line draw:style-name="gr2" draw:text-style-name="P3" draw:layer="layout" svg:x1="3.917cm" svg:y1="3.779cm" svg:x2="4.806cm" svg:y2="3.779cm">
            <text:p/>
          </draw:line>
          <draw:line draw:style-name="gr2" draw:text-style-name="P3" draw:layer="layout" svg:x1="3.917cm" svg:y1="4.414cm" svg:x2="4.806cm" svg:y2="4.414cm">
            <text:p/>
          </draw:line>
          <draw:line draw:style-name="gr2" draw:text-style-name="P3" draw:layer="layout" svg:x1="3.916cm" svg:y1="5.013cm" svg:x2="4.805cm" svg:y2="5.013cm">
            <text:p/>
          </draw:line>
          <draw:line draw:style-name="gr2" draw:text-style-name="P3" draw:layer="layout" svg:x1="3.917cm" svg:y1="5.579cm" svg:x2="4.806cm" svg:y2="5.579cm">
            <text:p/>
          </draw:line>
          <draw:line draw:style-name="gr2" draw:text-style-name="P3" draw:layer="layout" svg:x1="3.917cm" svg:y1="6.214cm" svg:x2="4.806cm" svg:y2="6.214cm">
            <text:p/>
          </draw:line>
          <draw:line draw:style-name="gr2" draw:text-style-name="P3" draw:layer="layout" svg:x1="2.016cm" svg:y1="2.578cm" svg:x2="2.905cm" svg:y2="2.578cm">
            <text:p/>
          </draw:line>
          <draw:line draw:style-name="gr2" draw:text-style-name="P3" draw:layer="layout" svg:x1="2.016cm" svg:y1="3.213cm" svg:x2="2.905cm" svg:y2="3.213cm">
            <text:p/>
          </draw:line>
          <draw:line draw:style-name="gr2" draw:text-style-name="P3" draw:layer="layout" svg:x1="2.017cm" svg:y1="3.779cm" svg:x2="2.906cm" svg:y2="3.779cm">
            <text:p/>
          </draw:line>
          <draw:line draw:style-name="gr2" draw:text-style-name="P3" draw:layer="layout" svg:x1="2.017cm" svg:y1="4.414cm" svg:x2="2.906cm" svg:y2="4.414cm">
            <text:p/>
          </draw:line>
          <draw:line draw:style-name="gr2" draw:text-style-name="P3" draw:layer="layout" svg:x1="2.016cm" svg:y1="5.013cm" svg:x2="2.905cm" svg:y2="5.013cm">
            <text:p/>
          </draw:line>
          <draw:line draw:style-name="gr2" draw:text-style-name="P3" draw:layer="layout" svg:x1="2.017cm" svg:y1="5.579cm" svg:x2="2.906cm" svg:y2="5.579cm">
            <text:p/>
          </draw:line>
          <draw:line draw:style-name="gr2" draw:text-style-name="P3" draw:layer="layout" svg:x1="2.017cm" svg:y1="6.214cm" svg:x2="2.906cm" svg:y2="6.214cm">
            <text:p/>
          </draw:line>
          <draw:line draw:style-name="gr2" draw:text-style-name="P3" draw:layer="layout" svg:x1="5.816cm" svg:y1="2.578cm" svg:x2="6.705cm" svg:y2="2.578cm">
            <text:p/>
          </draw:line>
          <draw:line draw:style-name="gr2" draw:text-style-name="P3" draw:layer="layout" svg:x1="5.816cm" svg:y1="3.213cm" svg:x2="6.705cm" svg:y2="3.213cm">
            <text:p/>
          </draw:line>
          <draw:line draw:style-name="gr2" draw:text-style-name="P3" draw:layer="layout" svg:x1="5.817cm" svg:y1="3.779cm" svg:x2="6.706cm" svg:y2="3.779cm">
            <text:p/>
          </draw:line>
          <draw:line draw:style-name="gr2" draw:text-style-name="P3" draw:layer="layout" svg:x1="5.817cm" svg:y1="4.414cm" svg:x2="6.706cm" svg:y2="4.414cm">
            <text:p/>
          </draw:line>
          <draw:line draw:style-name="gr2" draw:text-style-name="P3" draw:layer="layout" svg:x1="5.816cm" svg:y1="5.013cm" svg:x2="6.705cm" svg:y2="5.013cm">
            <text:p/>
          </draw:line>
          <draw:line draw:style-name="gr2" draw:text-style-name="P3" draw:layer="layout" svg:x1="5.817cm" svg:y1="5.579cm" svg:x2="6.706cm" svg:y2="5.579cm">
            <text:p/>
          </draw:line>
          <draw:line draw:style-name="gr2" draw:text-style-name="P3" draw:layer="layout" svg:x1="5.817cm" svg:y1="6.214cm" svg:x2="6.706cm" svg:y2="6.214cm">
            <text:p/>
          </draw:line>
          <draw:custom-shape draw:style-name="gr3" draw:text-style-name="P3" draw:layer="layout" svg:width="3.81cm" svg:height="5.08cm" svg:x="2.524cm" svg:y="1.8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318cm" svg:height="1.016cm" draw:transform="rotate (1.5707963267949) translate (2.9cm 12.303cm)">
            <text:p text:style-name="P1"><text:span text:style-name="T1">FC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318cm" svg:height="1.016cm" draw:transform="rotate (1.5707963267949) translate (4.805cm 12.303cm)">
            <text:p text:style-name="P1"><text:span text:style-name="T1">FC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916cm" svg:y1="8.293cm" svg:x2="4.805cm" svg:y2="8.293cm">
            <text:p/>
          </draw:line>
          <draw:line draw:style-name="gr2" draw:text-style-name="P3" draw:layer="layout" svg:x1="3.916cm" svg:y1="8.928cm" svg:x2="4.805cm" svg:y2="8.928cm">
            <text:p/>
          </draw:line>
          <draw:line draw:style-name="gr2" draw:text-style-name="P3" draw:layer="layout" svg:x1="3.917cm" svg:y1="9.494cm" svg:x2="4.806cm" svg:y2="9.494cm">
            <text:p/>
          </draw:line>
          <draw:line draw:style-name="gr2" draw:text-style-name="P3" draw:layer="layout" svg:x1="3.917cm" svg:y1="10.129cm" svg:x2="4.806cm" svg:y2="10.129cm">
            <text:p/>
          </draw:line>
          <draw:line draw:style-name="gr2" draw:text-style-name="P3" draw:layer="layout" svg:x1="3.916cm" svg:y1="10.728cm" svg:x2="4.805cm" svg:y2="10.728cm">
            <text:p/>
          </draw:line>
          <draw:line draw:style-name="gr2" draw:text-style-name="P3" draw:layer="layout" svg:x1="3.917cm" svg:y1="11.294cm" svg:x2="4.806cm" svg:y2="11.294cm">
            <text:p/>
          </draw:line>
          <draw:line draw:style-name="gr2" draw:text-style-name="P3" draw:layer="layout" svg:x1="3.917cm" svg:y1="11.929cm" svg:x2="4.806cm" svg:y2="11.929cm">
            <text:p/>
          </draw:line>
          <draw:line draw:style-name="gr2" draw:text-style-name="P3" draw:layer="layout" svg:x1="2.016cm" svg:y1="8.293cm" svg:x2="2.905cm" svg:y2="8.293cm">
            <text:p/>
          </draw:line>
          <draw:line draw:style-name="gr2" draw:text-style-name="P3" draw:layer="layout" svg:x1="2.016cm" svg:y1="8.928cm" svg:x2="2.905cm" svg:y2="8.928cm">
            <text:p/>
          </draw:line>
          <draw:line draw:style-name="gr2" draw:text-style-name="P3" draw:layer="layout" svg:x1="2.017cm" svg:y1="9.494cm" svg:x2="2.906cm" svg:y2="9.494cm">
            <text:p/>
          </draw:line>
          <draw:line draw:style-name="gr2" draw:text-style-name="P3" draw:layer="layout" svg:x1="2.017cm" svg:y1="10.129cm" svg:x2="2.906cm" svg:y2="10.129cm">
            <text:p/>
          </draw:line>
          <draw:line draw:style-name="gr2" draw:text-style-name="P3" draw:layer="layout" svg:x1="2.016cm" svg:y1="10.728cm" svg:x2="2.905cm" svg:y2="10.728cm">
            <text:p/>
          </draw:line>
          <draw:line draw:style-name="gr2" draw:text-style-name="P3" draw:layer="layout" svg:x1="2.017cm" svg:y1="11.294cm" svg:x2="2.906cm" svg:y2="11.294cm">
            <text:p/>
          </draw:line>
          <draw:line draw:style-name="gr2" draw:text-style-name="P3" draw:layer="layout" svg:x1="2.017cm" svg:y1="11.929cm" svg:x2="2.906cm" svg:y2="11.929cm">
            <text:p/>
          </draw:line>
          <draw:line draw:style-name="gr2" draw:text-style-name="P3" draw:layer="layout" svg:x1="5.816cm" svg:y1="8.293cm" svg:x2="6.705cm" svg:y2="8.293cm">
            <text:p/>
          </draw:line>
          <draw:line draw:style-name="gr2" draw:text-style-name="P3" draw:layer="layout" svg:x1="5.816cm" svg:y1="8.928cm" svg:x2="6.705cm" svg:y2="8.928cm">
            <text:p/>
          </draw:line>
          <draw:line draw:style-name="gr2" draw:text-style-name="P3" draw:layer="layout" svg:x1="5.817cm" svg:y1="9.494cm" svg:x2="6.706cm" svg:y2="9.494cm">
            <text:p/>
          </draw:line>
          <draw:line draw:style-name="gr2" draw:text-style-name="P3" draw:layer="layout" svg:x1="5.817cm" svg:y1="10.129cm" svg:x2="6.706cm" svg:y2="10.129cm">
            <text:p/>
          </draw:line>
          <draw:line draw:style-name="gr2" draw:text-style-name="P3" draw:layer="layout" svg:x1="5.816cm" svg:y1="10.728cm" svg:x2="6.705cm" svg:y2="10.728cm">
            <text:p/>
          </draw:line>
          <draw:line draw:style-name="gr2" draw:text-style-name="P3" draw:layer="layout" svg:x1="5.817cm" svg:y1="11.294cm" svg:x2="6.706cm" svg:y2="11.294cm">
            <text:p/>
          </draw:line>
          <draw:line draw:style-name="gr2" draw:text-style-name="P3" draw:layer="layout" svg:x1="5.817cm" svg:y1="11.929cm" svg:x2="6.706cm" svg:y2="11.929cm">
            <text:p/>
          </draw:line>
          <draw:custom-shape draw:style-name="gr3" draw:text-style-name="P3" draw:layer="layout" svg:width="3.81cm" svg:height="5.08cm" svg:x="2.524cm" svg:y="7.6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4.318cm" svg:height="1.016cm" draw:transform="rotate (1.5707963267949) translate (2.9cm 18.018cm)">
            <text:p text:style-name="P1"><text:span text:style-name="T1">FC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318cm" svg:height="1.016cm" draw:transform="rotate (1.5707963267949) translate (4.805cm 18.018cm)">
            <text:p text:style-name="P1"><text:span text:style-name="T1">FC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916cm" svg:y1="14.008cm" svg:x2="4.805cm" svg:y2="14.008cm">
            <text:p/>
          </draw:line>
          <draw:line draw:style-name="gr2" draw:text-style-name="P3" draw:layer="layout" svg:x1="3.916cm" svg:y1="14.643cm" svg:x2="4.805cm" svg:y2="14.643cm">
            <text:p/>
          </draw:line>
          <draw:line draw:style-name="gr2" draw:text-style-name="P3" draw:layer="layout" svg:x1="3.917cm" svg:y1="15.209cm" svg:x2="4.806cm" svg:y2="15.209cm">
            <text:p/>
          </draw:line>
          <draw:line draw:style-name="gr2" draw:text-style-name="P3" draw:layer="layout" svg:x1="3.917cm" svg:y1="15.844cm" svg:x2="4.806cm" svg:y2="15.844cm">
            <text:p/>
          </draw:line>
          <draw:line draw:style-name="gr2" draw:text-style-name="P3" draw:layer="layout" svg:x1="3.916cm" svg:y1="16.443cm" svg:x2="4.805cm" svg:y2="16.443cm">
            <text:p/>
          </draw:line>
          <draw:line draw:style-name="gr2" draw:text-style-name="P3" draw:layer="layout" svg:x1="3.917cm" svg:y1="17.009cm" svg:x2="4.806cm" svg:y2="17.009cm">
            <text:p/>
          </draw:line>
          <draw:line draw:style-name="gr2" draw:text-style-name="P3" draw:layer="layout" svg:x1="3.917cm" svg:y1="17.644cm" svg:x2="4.806cm" svg:y2="17.644cm">
            <text:p/>
          </draw:line>
          <draw:line draw:style-name="gr2" draw:text-style-name="P3" draw:layer="layout" svg:x1="2.016cm" svg:y1="14.008cm" svg:x2="2.905cm" svg:y2="14.008cm">
            <text:p/>
          </draw:line>
          <draw:line draw:style-name="gr2" draw:text-style-name="P3" draw:layer="layout" svg:x1="2.016cm" svg:y1="14.643cm" svg:x2="2.905cm" svg:y2="14.643cm">
            <text:p/>
          </draw:line>
          <draw:line draw:style-name="gr2" draw:text-style-name="P3" draw:layer="layout" svg:x1="2.017cm" svg:y1="15.209cm" svg:x2="2.906cm" svg:y2="15.209cm">
            <text:p/>
          </draw:line>
          <draw:line draw:style-name="gr2" draw:text-style-name="P3" draw:layer="layout" svg:x1="2.017cm" svg:y1="15.844cm" svg:x2="2.906cm" svg:y2="15.844cm">
            <text:p/>
          </draw:line>
          <draw:line draw:style-name="gr2" draw:text-style-name="P3" draw:layer="layout" svg:x1="2.016cm" svg:y1="16.443cm" svg:x2="2.905cm" svg:y2="16.443cm">
            <text:p/>
          </draw:line>
          <draw:line draw:style-name="gr2" draw:text-style-name="P3" draw:layer="layout" svg:x1="2.017cm" svg:y1="17.009cm" svg:x2="2.906cm" svg:y2="17.009cm">
            <text:p/>
          </draw:line>
          <draw:line draw:style-name="gr2" draw:text-style-name="P3" draw:layer="layout" svg:x1="2.017cm" svg:y1="17.644cm" svg:x2="2.906cm" svg:y2="17.644cm">
            <text:p/>
          </draw:line>
          <draw:line draw:style-name="gr2" draw:text-style-name="P3" draw:layer="layout" svg:x1="5.816cm" svg:y1="14.008cm" svg:x2="6.705cm" svg:y2="14.008cm">
            <text:p/>
          </draw:line>
          <draw:line draw:style-name="gr2" draw:text-style-name="P3" draw:layer="layout" svg:x1="5.816cm" svg:y1="14.643cm" svg:x2="6.705cm" svg:y2="14.643cm">
            <text:p/>
          </draw:line>
          <draw:line draw:style-name="gr2" draw:text-style-name="P3" draw:layer="layout" svg:x1="5.817cm" svg:y1="15.209cm" svg:x2="6.706cm" svg:y2="15.209cm">
            <text:p/>
          </draw:line>
          <draw:line draw:style-name="gr2" draw:text-style-name="P3" draw:layer="layout" svg:x1="5.817cm" svg:y1="15.844cm" svg:x2="6.706cm" svg:y2="15.844cm">
            <text:p/>
          </draw:line>
          <draw:line draw:style-name="gr2" draw:text-style-name="P3" draw:layer="layout" svg:x1="5.816cm" svg:y1="16.443cm" svg:x2="6.705cm" svg:y2="16.443cm">
            <text:p/>
          </draw:line>
          <draw:line draw:style-name="gr2" draw:text-style-name="P3" draw:layer="layout" svg:x1="5.817cm" svg:y1="17.009cm" svg:x2="6.706cm" svg:y2="17.009cm">
            <text:p/>
          </draw:line>
          <draw:line draw:style-name="gr2" draw:text-style-name="P3" draw:layer="layout" svg:x1="5.817cm" svg:y1="17.644cm" svg:x2="6.706cm" svg:y2="17.644cm">
            <text:p/>
          </draw:line>
          <draw:custom-shape draw:style-name="gr3" draw:text-style-name="P3" draw:layer="layout" svg:width="3.81cm" svg:height="5.08cm" svg:x="2.524cm" svg:y="13.31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15.748cm" svg:height="1.016cm" draw:transform="rotate (1.5707963267949) translate (6.715cm 18.018cm)">
          <text:p text:style-name="P1"><text:span text:style-name="T1">Stack-Lay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7T09:30:11.181403395</meta:creation-date>
    <dc:date>2021-02-17T10:05:36.268881120</dc:date>
    <meta:editing-duration>PT24M59S</meta:editing-duration>
    <meta:editing-cycles>2</meta:editing-cycles>
    <meta:generator>LibreOffice/6.1.5.2$Linux_X86_64 LibreOffice_project/10$Build-2</meta:generator>
    <meta:document-statistic meta:object-count="76"/>
  </office:meta>
</office:document-meta>
</file>